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35156" officeooo:paragraph-rsid="00135156" style:font-weight-asian="bold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>
      <loext:graphic-properties draw:fill="solid" draw:fill-color="#dddddd"/>
    </style:style>
    <style:style style:name="T1" style:family="text">
      <style:text-properties officeooo:rsid="00135156"/>
    </style:style>
    <style:style style:name="gr1" style:family="graphic">
      <style:graphic-properties draw:stroke="dash" draw:stroke-dash="Dash" svg:stroke-color="#000000" svg:stroke-linecap="butt" draw:fill="solid" draw:fill-color="#dddddd" fo:min-height="0.52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4</text:p>
      <text:h text:style-name="Heading_20_3" text:outline-level="3">Aim : Write A Program T<text:span text:style-name="T1">o</text:span> Implement Abstract Class, Implement Interference in Python </text:h>
      <text:p text:style-name="P1">A. Abstract Method</text:p>
      <text:p text:style-name="P2">from abc import ABC,abstractmethod</text:p>
      <text:p text:style-name="P2"/>
      <text:p text:style-name="P2">class Animal(ABC):</text:p>
      <text:p text:style-name="P2"><text:s text:c="4"/>def sound(self):</text:p>
      <text:p text:style-name="P2"><text:s text:c="8"/>pass</text:p>
      <text:p text:style-name="P2"/>
      <text:p text:style-name="P2">class Dog(Animal):</text:p>
      <text:p text:style-name="P2"><text:s text:c="4"/>def sound(self):</text:p>
      <text:p text:style-name="P2"><text:s text:c="8"/>return "Bark"</text:p>
      <text:p text:style-name="P2"/>
      <text:p text:style-name="P2">dog = Dog()</text:p>
      <text:p text:style-name="P2">print(dog.sound())</text:p>
      <text:p text:style-name="P2"><draw:frame text:anchor-type="paragraph" draw:z-index="0" draw:name="Text Frame 1" draw:style-name="gr1" draw:text-style-name="P3" svg:width="8.838cm" svg:height="0.53cm" svg:x="-0.072cm" svg:y="0.243cm"><draw:text-box><text:p>Bark</text:p></draw:text-box></draw:frame></text:p>
      <text:p text:style-name="P2"/>
      <text:p text:style-name="P2">from abc import ABC,abstractmethod</text:p>
      <text:p text:style-name="P2">class Area(ABC):</text:p>
      <text:p text:style-name="P2"><text:s text:c="4"/>@abstractmethod</text:p>
      <text:p text:style-name="P2"><text:s text:c="4"/>def findArea(self):</text:p>
      <text:p text:style-name="P2"><text:s text:c="8"/>pass</text:p>
      <text:p text:style-name="P2"/>
      <text:p text:style-name="P2">class Triangle(Area):</text:p>
      <text:p text:style-name="P2"><text:s text:c="4"/>def __init__(self,height,breadth):</text:p>
      <text:p text:style-name="P2"><text:s text:c="8"/>self.h <text:s/>= height</text:p>
      <text:p text:style-name="P2"><text:s text:c="8"/>self.b = breadth</text:p>
      <text:p text:style-name="P2"/>
      <text:p text:style-name="P2"><text:s text:c="4"/>def findArea(self):</text:p>
      <text:p text:style-name="P2"><text:s text:c="8"/>return 1/2 * self.h * self.b</text:p>
      <text:p text:style-name="P2"/>
      <text:p text:style-name="P2">class Rectangle(Area):</text:p>
      <text:p text:style-name="P2"><text:s text:c="4"/>def __init__(self,length,breadth):</text:p>
      <text:p text:style-name="P2"><text:s text:c="8"/>self.l <text:s/>= length</text:p>
      <text:p text:style-name="P2"><text:s text:c="8"/>self.b = breadth</text:p>
      <text:p text:style-name="P2"/>
      <text:p text:style-name="P2"><text:s text:c="4"/>def findArea(self):</text:p>
      <text:p text:style-name="P2"><text:s text:c="8"/>return self.l * self.b</text:p>
      <text:p text:style-name="P2"/>
      <text:p text:style-name="P2">t = Triangle(10,20)</text:p>
      <text:p text:style-name="P2">print(t.findArea())</text:p>
      <text:p text:style-name="P2"/>
      <text:p text:style-name="P2">r = Rectangle(10,20)</text:p>
      <text:p text:style-name="P2">print(r.findArea())</text:p>
      <text:p text:style-name="Standard"><draw:frame text:anchor-type="paragraph" draw:z-index="1" draw:name="Text Frame 2" draw:style-name="gr1" draw:text-style-name="P3" svg:width="8.838cm" svg:height="0.976cm" svg:x="-0.072cm" svg:y="0.243cm"><draw:text-box><text:p>100.0</text:p><text:p>200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2:38:29.236000000</meta:creation-date>
    <dc:date>2025-02-12T13:01:25.577000000</dc:date>
    <meta:editing-duration>PT8M24S</meta:editing-duration>
    <meta:editing-cycles>1</meta:editing-cycles>
    <meta:document-statistic meta:table-count="0" meta:image-count="0" meta:object-count="0" meta:page-count="1" meta:paragraph-count="33" meta:word-count="90" meta:character-count="796" meta:non-whitespace-character-count="632"/>
    <meta:generator>LibreOffice/24.8.4.2$Windows_X86_64 LibreOffice_project/bb3cfa12c7b1bf994ecc5649a80400d06cd71002</meta:generator>
  </office:meta>
</office:document-meta>
</file>